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Arial" svg:font-family="Arial" style:font-pitch="variable"/>
    <style:font-face style:name="Cascadia Mono1" svg:font-family="'Cascadia Mono'" style:font-pitch="variable"/>
    <style:font-face style:name="Microsoft YaHei" svg:font-family="'Microsoft YaHei'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draw:fill-color="#faa61a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15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gr16" style:family="graphic" style:parent-style-name="standard">
      <style:graphic-properties draw:fill-color="#faa61a" draw:textarea-horizontal-align="justify" draw:textarea-vertical-align="middle" draw:auto-grow-height="false" fo:min-height="0.511cm" fo:min-width="3.81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7cm" fo:min-width="5.08cm" fo:padding-left="0cm" fo:padding-right="0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cm" fo:min-width="1.2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" fo:font-size="10pt"/>
    </style:style>
    <style:style style:name="P17" style:family="paragraph">
      <loext:graphic-properties draw:fill-color="#faa61a"/>
      <style:paragraph-properties fo:text-align="center" style:writing-mode="lr-tb"/>
      <style:text-properties style:font-name="Courier New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" fo:font-size="10pt"/>
    </style:style>
    <style:style style:name="P19" style:family="paragraph">
      <style:paragraph-properties fo:text-align="center" style:writing-mode="lr-tb"/>
      <style:text-properties style:font-name="Courier New" fo:font-size="8pt" style:font-size-asian="8pt" style:font-size-complex="8pt"/>
    </style:style>
    <style:style style:name="P20" style:family="paragraph"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21" style:family="paragraph">
      <loext:graphic-properties draw:fill-color="#111111"/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22" style:family="paragraph">
      <style:paragraph-properties fo:text-align="center" style:writing-mode="lr-tb"/>
      <style:text-properties style:font-name="Courier New" fo:font-size="10pt" style:text-underline-style="none"/>
    </style:style>
    <style:style style:name="P23" style:family="paragraph">
      <loext:graphic-properties draw:fill-color="#faa61a"/>
      <style:paragraph-properties fo:text-align="center" style:writing-mode="lr-tb"/>
      <style:text-properties style:font-name="Courier New" fo:font-size="10pt" style:text-underline-style="none"/>
    </style:style>
    <style:style style:name="P24" style:family="paragraph">
      <style:paragraph-properties fo:text-align="center" style:writing-mode="lr-tb"/>
      <style:text-properties style:font-name="Courier New" fo:font-size="10pt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" fo:font-size="10pt" style:font-size-asian="14pt" style:font-size-complex="14pt"/>
    </style:style>
    <style:style style:name="T6" style:family="text">
      <style:text-properties style:font-name="Courier New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" fo:font-size="10pt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fo:color="#808080" loext:opacity="100%" style:font-name="Courier New" fo:font-size="12pt" fo:letter-spacing="0.06cm" fo:font-weight="bold"/>
    </style:style>
    <style:style style:name="T12" style:family="text">
      <style:text-properties style:font-name="Courier New" fo:font-size="10pt" style:text-underline-style="none"/>
    </style:style>
    <style:style style:name="T13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6" draw:layer="layout" svg:width="5.08cm" svg:height="2.54cm" svg:x="17.145cm" svg:y="5.715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draw:layer="layout" svg:width="3.81cm" svg:height="2.54cm" svg:x="17.145cm" svg:y="9.525cm">
          <text:p text:style-name="P19"><text:span text:style-name="T10">WM_</text:span></text:p>
          <text:p text:style-name="P19"><text:span text:style-name="T10">SYSKEY / KEY</text:span></text:p>
          <text:p text:style-name="P19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1" draw:layer="layout" svg:width="5.08cm" svg:height="2.54cm" svg:x="31.115cm" svg:y="24.765cm">
          <text:p text:style-name="P20"><text:span text:style-name="T11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81cm" svg:height="2.54cm" svg:x="37.465cm" svg:y="24.76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</draw:page>
      <draw:page draw:name="page2" draw:style-name="dp1" draw:master-page-name="Default">
        <draw:custom-shape draw:style-name="gr16" draw:text-style-name="P17" draw:layer="layout" svg:width="3.81cm" svg:height="0.635cm" svg:x="1.90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3.81cm" svg:height="0.635cm" svg:x="1.90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3" draw:style-name="dp1" draw:master-page-name="Default">
        <draw:custom-shape draw:style-name="gr8" draw:text-style-name="P12" draw:layer="layout" svg:width="5.08cm" svg:height="2.54cm" svg:x="1.905cm" svg:y="1.905cm">
          <text:p text:style-name="P12"><text:span text:style-name="T6">Left-Click</text:span></text:p>
          <text:p text:style-name="P12"><text:span text:style-name="T6">Movement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8.255cm" svg:y="5.715cm">
          <text:p text:style-name="P12"><text:span text:style-name="T6">Set 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4.605cm" svg:y="3.175cm">
          <text:p text:style-name="P12"><text:span text:style-name="T6">On Cit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4.605cm" svg:y="5.715cm">
          <text:p text:style-name="P12"><text:span text:style-name="T6">On Tow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9.685cm" svg:y="3.175cm">
          <text:p text:style-name="P12"><text:span text:style-name="T6">Earth G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9.685cm" svg:y="5.715cm">
          <text:p text:style-name="P12"><text:span text:style-name="T6">Has Planar Trav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1" draw:layer="layout" svg:width="5.08cm" svg:height="1.27cm" svg:x="10.796cm" svg:y="12.066cm">
          <text:p text:style-name="P11"><text:span text:style-name="T5">Main_Scre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5.08cm" svg:height="1.27cm" svg:x="12.065cm" svg:y="13.335cm">
          <text:p text:style-name="P11"><text:span text:style-name="T5">Main_Screen_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5.08cm" svg:height="1.27cm" svg:x="14.605cm" svg:y="15.875cm">
          <text:p text:style-name="P11"><text:span text:style-name="T5">Main_Screen_Draw_Do_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5.08cm" svg:height="1.27cm" svg:x="15.875cm" svg:y="17.145cm">
          <text:p text:style-name="P11"><text:span text:style-name="T5">Main_Screen_Draw_Do_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5.08cm" svg:height="1.27cm" svg:x="17.145cm" svg:y="18.415cm">
          <text:p text:style-name="P11"><text:span text:style-name="T5">Draw_Map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5.08cm" svg:height="1.27cm" svg:x="18.415cm" svg:y="19.685cm">
          <text:p text:style-name="P11"><text:span text:style-name="T5">Draw_Map_Windo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3.81cm" svg:height="0.635cm" svg:x="26.035cm" svg:y="19.685cm">
          <text:p text:style-name="P16"><text:span text:style-name="T9">map_draw_ful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1" draw:layer="layout" svg:width="5.08cm" svg:height="1.27cm" svg:x="19.685cm" svg:y="20.955cm">
          <text:p text:style-name="P11"><text:span text:style-name="T5">Draw_Map_Terr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3.81cm" svg:height="0.635cm" svg:x="26.035cm" svg:y="20.32cm">
          <text:p text:style-name="P16"><text:span text:style-name="T9">map_draw_sustai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3" draw:layer="layout" svg:width="3.81cm" svg:height="0.635cm" svg:x="17.145cm" svg:y="10.16cm">
          <text:p text:style-name="P22"><text:span text:style-name="T12">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3" draw:layer="layout" svg:width="3.81cm" svg:height="0.635cm" svg:x="17.145cm" svg:y="10.795cm">
          <text:p text:style-name="P22"><text:span text:style-name="T12">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3" draw:layer="layout" svg:width="3.81cm" svg:height="0.635cm" svg:x="17.145cm" svg:y="11.43cm">
          <text:p text:style-name="P22"><text:span text:style-name="T12">map_plan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3" draw:layer="layout" svg:width="3.81cm" svg:height="0.635cm" svg:x="17.145cm" svg:y="12.065cm">
          <text:p text:style-name="P22"><text:span text:style-name="T12">prev_world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3" draw:layer="layout" svg:width="3.81cm" svg:height="0.635cm" svg:x="17.145cm" svg:y="12.7cm">
          <text:p text:style-name="P22"><text:span text:style-name="T12">prev_world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4" draw:style-name="dp1" draw:master-page-name="Default">
        <draw:custom-shape draw:style-name="gr8" draw:text-style-name="P12" draw:layer="layout" svg:width="5.08cm" svg:height="2.54cm" svg:x="1.906cm" svg:y="1.906cm">
          <text:p text:style-name="P12"><text:span text:style-name="T6">Left-Click</text:span></text:p>
          <text:p text:style-name="P12"><text:span text:style-name="T6">Movement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.905cm" svg:y="4.445cm">
          <text:p text:style-name="P12"><text:span text:style-name="T6">Right-Click</text:span></text:p>
          <text:p text:style-name="P12"><text:span text:style-name="T6">Movement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.905cm" svg:y="6.985cm">
          <text:p text:style-name="P12"><text:span text:style-name="T6">Left-Click</text:span></text:p>
          <text:p text:style-name="P12"><text:span text:style-name="T6">Reduced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4" draw:layer="layout" svg:width="2.54cm" svg:height="2.54cm" svg:x="8.255cm" svg:y="1.905cm">
          <text:p text:style-name="P24"><text:span text:style-name="T13">stack</text:span></text:p>
          <text:p text:style-name="P24"><text:span text:style-name="T13">sel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2" draw:layer="layout" svg:width="5.08cm" svg:height="2.54cm" svg:x="1.905cm" svg:y="9.525cm">
          <text:p text:style-name="P12"><text:span text:style-name="T6">Right-Click</text:span></text:p>
          <text:p text:style-name="P12"><text:span text:style-name="T6">Reduced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4" draw:layer="layout" svg:width="2.54cm" svg:height="2.54cm" svg:x="10.795cm" svg:y="1.905cm">
          <text:p text:style-name="P24"><text:span text:style-name="T13">stack</text:span></text:p>
          <text:p text:style-name="P24"><text:span text:style-name="T13">mov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5" draw:style-name="dp1" draw:master-page-name="Default">
        <draw:custom-shape draw:style-name="gr8" draw:text-style-name="P12" draw:layer="layout" svg:width="5.08cm" svg:height="2.54cm" svg:x="1.905cm" svg:y="4.445cm">
          <text:p text:style-name="P12"><text:span text:style-name="T6">Left-Click</text:span></text:p>
          <text:p text:style-name="P12"><text:span text:style-name="T6">Movement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6" draw:style-name="dp1" draw:master-page-name="Default">
        <draw:custom-shape draw:style-name="gr8" draw:text-style-name="P12" draw:layer="layout" svg:width="5.08cm" svg:height="2.54cm" svg:x="1.906cm" svg:y="4.446cm">
          <text:p text:style-name="P12"><text:span text:style-name="T6">Right-Click</text:span></text:p>
          <text:p text:style-name="P12"><text:span text:style-name="T6">Movement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8.89cm" svg:height="6.351cm" svg:x="33.655cm" svg:y="6.984cm">
          <draw:text-box>
            <text:p><text:span text:style-name="T9">SEE ALSO: MoM-ProgramFlow-Inpu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Arial" svg:font-family="Arial" style:font-pitch="variable"/>
    <style:font-face style:name="Cascadia Mono1" svg:font-family="'Cascadia Mono'" style:font-pitch="variable"/>
    <style:font-face style:name="Microsoft YaHei" svg:font-family="'Microsoft YaHei'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10DT21H9M57S</meta:editing-duration>
    <meta:editing-cycles>70</meta:editing-cycles>
    <meta:generator>LibreOffice/7.0.5.2$Windows_X86_64 LibreOffice_project/64390860c6cd0aca4beafafcfd84613dd9dfb63a</meta:generator>
    <dc:date>2023-06-29T16:49:41.420000000</dc:date>
    <meta:document-statistic meta:object-count="47"/>
    <meta:template xlink:type="simple" xlink:actuate="onRequest" xlink:title="ProgramFlow" xlink:href="../../Users/jbalcomb/AppData/Roaming/LibreOffice/4/user/template/ProgramFlow.otg" meta:date="2022-07-29T10:02:12.436000000"/>
  </office:meta>
</office:document-meta>
</file>